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18650000159BB4F14F7A.svm"/>
  <manifest:file-entry manifest:media-type="" manifest:full-path="Pictures/200000070000082B000008CA6B55A114.svm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>
    <office:event-listeners>
      <script:event-listener script:language="ooo:script" script:event-name="dom:DOMFocusIn" xlink:href="vnd.sun.star.script:Webdicom.JavaPlugin.dicomImport?language=Basic&amp;location=application"/>
    </office:event-listeners>
  </office:scripts>
  <office:font-face-decls>
    <style:font-face style:name="Wingdings 2" svg:font-family="'Wingdings 2'" style:font-charset="x-symbol"/>
    <style:font-face style:name="Tahoma1" svg:font-family="Tahoma"/>
    <style:font-face style:name="Times New Roman1" svg:font-family="'Times New Roman'"/>
    <style:font-face style:name="a FuturaRound" svg:font-family="'a FuturaRound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2.932cm" style:rel-column-width="1662*"/>
    </style:style>
    <style:style style:name="Таблица1.B" style:family="table-column">
      <style:table-column-properties style:column-width="14.067cm" style:rel-column-width="7975*"/>
    </style:style>
    <style:style style:name="Таблица1.1" style:family="table-row">
      <style:table-row-properties style:min-row-height="2.593cm"/>
    </style:style>
    <style:style style:name="Таблица1.A1" style:family="table-cell">
      <style:table-cell-properties fo:padding="0cm" fo:border="none"/>
    </style:style>
    <style:style style:name="Таблица2" style:family="table">
      <style:table-properties style:width="16.999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A1" style:family="table-cell">
      <style:table-cell-properties fo:padding="0cm" fo:border="none"/>
    </style:style>
    <style:style style:name="Таблица3" style:family="table">
      <style:table-properties style:width="16.999cm" table:align="margins"/>
    </style:style>
    <style:style style:name="Таблица3.A" style:family="table-column">
      <style:table-column-properties style:column-width="7.99cm" style:rel-column-width="4530*"/>
    </style:style>
    <style:style style:name="Таблица3.B" style:family="table-column">
      <style:table-column-properties style:column-width="1.005cm" style:rel-column-width="570*"/>
    </style:style>
    <style:style style:name="Таблица3.C" style:family="table-column">
      <style:table-column-properties style:column-width="8.003cm" style:rel-column-width="4537*"/>
    </style:style>
    <style:style style:name="Таблица3.A1" style:family="table-cell">
      <style:table-cell-properties fo:padding="0cm" fo:border="none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fo:language="ru" fo:country="RU"/>
    </style:style>
    <style:style style:name="P6" style:family="paragraph" style:parent-style-name="Standard">
      <style:paragraph-properties fo:text-align="center" style:justify-single-word="false"/>
      <style:text-properties fo:language="ru" fo:country="RU"/>
    </style:style>
    <style:style style:name="P7" style:family="paragraph" style:parent-style-name="Standard">
      <style:text-properties fo:language="ru" fo:country="RU"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language="ru" fo:country="RU"/>
    </style:style>
    <style:style style:name="P9" style:family="paragraph">
      <style:paragraph-properties fo:text-align="center"/>
      <style:text-properties fo:font-size="15pt"/>
    </style:style>
    <style:style style:name="P10" style:family="paragraph">
      <style:paragraph-properties fo:text-align="start"/>
      <style:text-properties style:text-line-through-style="none" fo:font-style="normal" style:text-underline-style="none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ru" fo:country="RU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true">
        <style:columns fo:column-count="1" fo:column-gap="0cm"/>
      </style:section-properties>
    </style:style>
    <style:style style:name="gr1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Форма" form:apply-filter="true" form:command-type="table" form:control-implementation="ooo:com.sun.star.form.component.Form" office:target-frame="" xlink:href="">
          <form:button form:name="BtnSend" form:control-implementation="ooo:com.sun.star.form.component.CommandButton" form:id="control1" form:label="Отправить..." form:printable="false" office:target-frame="" xlink:href="" form:image-data="" form:delay-for-repeat="PT0.50S" form:image-position="center">
            <form:properties>
              <form:property form:property-name="DefaultControl" office:value-type="string" office:string-value="com.sun.star.form.control.CommandButton"/>
            </form:properties>
            <office:event-listeners>
              <script:event-listener script:language="ooo:script" script:event-name="form:performaction" xlink:href="vnd.sun.star.script:Webdicom.JavaPlugin.dicomExport?language=Basic&amp;location=application"/>
            </office:event-listeners>
          </form:button>
          <form:textarea form:name="TextLogging" form:control-implementation="ooo:com.sun.star.form.component.TextField" form:id="control2" form:printable="false" form:current-value="Статус обработки задания:&#10;&#10;&#10;Study ID is not set!&#10;Study ID is not set!&#10;Study ID is not set!&#10;Study ID is not set!&#10;Study ID is not set!&#10;Study ID is not set!&#10;Study ID is not set!&#10;Study ID is not set!&#10;Study ID is not set!&#10;Study ID is not set!&#10;Study ID is not set!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</form:form>
      </office:forms>
      <text:variable-decls>
        <text:variable-decl office:value-type="string" text:name="ID"/>
        <text:variable-decl office:value-type="string" text:name="0020000D"/>
        <text:variable-decl office:value-type="string" text:name="0020000E"/>
        <text:variable-decl office:value-type="string" text:name="00080020"/>
        <text:variable-decl office:value-type="string" text:name="00200010"/>
        <text:variable-decl office:value-type="string" text:name="00100010"/>
        <text:variable-decl office:value-type="string" text:name="00080060"/>
        <text:variable-decl office:value-type="string" text:name="00100030"/>
        <text:variable-decl office:value-type="string" text:name="00081090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Table_20_Contents"><draw:frame draw:style-name="fr1" draw:name="Графический объект2" text:anchor-type="paragraph" svg:x="0.31cm" svg:y="0.293cm" svg:width="1.646cm" svg:height="1.785cm" draw:z-index="2"><draw:image xlink:href="Pictures/200000070000082B000008CA6B55A114.svm" xlink:type="simple" xlink:show="embed" xlink:actuate="onLoad"/></draw:frame></text:p>
          </table:table-cell>
          <table:table-cell table:style-name="Таблица1.A1" office:value-type="string">
            <text:p text:style-name="Standard"><text:span text:style-name="T2"/></text:p>
            <text:p text:style-name="Standard"><text:span text:style-name="T2">МУЗ «Клиническая городская поликлиника №1»</text:span></text:p>
            <text:p text:style-name="Standard">Отделение функциональной и УЗ диагностики</text:p>
            <text:p text:style-name="Standard">г. Сургут, <text:s/>ул. Студенческая, 18 <text:s/><text:span text:style-name="T2">тел.</text:span> 31-92-27</text:p>
            <text:p text:style-name="Standard"><text:s text:c="18"/>ул. Сибирская, 14/2 <text:s/><text:span text:style-name="T2">тел.</text:span> <text:s/>52-56-18 </text:p>
          </table:table-cell>
        </table:table-row>
      </table:table>
      <text:h text:style-name="P2" text:outline-level="1"><text:span text:style-name="T2">ПРОТОКОЛ</text:span></text:h>
      <text:p text:style-name="P4">ультразвукового исследования молочных желез</text:p>
      <text:p text:style-name="Standard"><text:span text:style-name="T2"/></text:p>
      <text:p text:style-name="Standard"><text:span text:style-name="T2">Аппарат </text:span><text:bookmark text:name="Аппарат"/><text:span text:style-name="T2"><text:variable-set text:name="00081090" office:value-type="string">Аппарат</text:variable-set></text:span></text:p>
      <text:p text:style-name="Standard">Дата <text:span text:style-name="T1"><text:variable-set text:name="00080020" office:value-type="string">NULL</text:variable-set></text:span></text:p>
      <text:p text:style-name="Standard">Фамилия, имя, отчество:<text:bookmark text:name="ФИО"/> <text:span text:style-name="T2"><text:variable-set text:name="00100010" office:value-type="string">NULL</text:variable-set></text:span><text:span text:style-name="T2"> </text:span><text:s/>Возраст <text:span text:style-name="T2"><text:variable-set text:name="00100030" office:value-type="string">NULL</text:variable-set></text:span></text:p>
      <text:p text:style-name="Standard"><text:span text:style-name="T2"/></text:p>
      <text:p text:style-name="P4">МОЛОЧНЫЕ ЖЕЛЕЗЫ</text:p>
      <text:p text:style-name="Standard"><text:span text:style-name="T2"/></text:p>
      <table:table table:name="Таблица2" table:style-name="Таблица2">
        <table:table-column table:style-name="Таблица2.A" table:number-columns-repeated="2"/>
        <table:table-row>
          <table:table-cell table:style-name="Таблица2.A1" office:value-type="string">
            <text:p text:style-name="P8">Правая</text:p>
          </table:table-cell>
          <table:table-cell table:style-name="Таблица2.A1" office:value-type="string">
            <text:p text:style-name="P8">Левая</text:p>
          </table:table-cell>
        </table:table-row>
        <table:table-row>
          <table:table-cell table:style-name="Таблица2.A1" office:value-type="string">
            <text:p text:style-name="Table_20_Contents"><draw:frame draw:style-name="fr1" draw:name="Графический объект1" text:anchor-type="paragraph" svg:x="2.602cm" svg:y="0.344cm" svg:width="3.817cm" svg:height="3.381cm" draw:z-index="3"><draw:image xlink:href="Pictures/20000007000018650000159BB4F14F7A.svm" xlink:type="simple" xlink:show="embed" xlink:actuate="onLoad"/></draw:frame></text:p>
          </table:table-cell>
          <table:table-cell table:style-name="Таблица2.A1" office:value-type="string">
            <text:p text:style-name="Table_20_Contents"><draw:frame draw:style-name="fr1" draw:name="Графический объект3" text:anchor-type="paragraph" svg:x="2.602cm" svg:y="0.344cm" svg:width="3.817cm" svg:height="3.381cm" draw:z-index="4"><draw:image xlink:href="Pictures/20000007000018650000159BB4F14F7A.svm" xlink:type="simple" xlink:show="embed" xlink:actuate="onLoad"/></draw:frame></text:p>
          </table:table-cell>
        </table:table-row>
      </table:table>
      <text:p text:style-name="P1"/>
      <text:p text:style-name="P4"><text:span text:style-name="T2"/></text:p>
      <text:section text:style-name="Sect1" text:name="Раздел1">
        <text:p text:style-name="P6"><text:drop-down text:name="Симметричность"><text:label text:value="Симметричны"/><text:label text:value="Ассимметричны"/>Симметричны</text:drop-down></text:p>
        <text:p text:style-name="P1"><text:span text:style-name="T2"/></text:p>
        <table:table table:name="Таблица3" table:style-name="Таблица3">
          <table:table-column table:style-name="Таблица3.A"/>
          <table:table-column table:style-name="Таблица3.B"/>
          <table:table-column table:style-name="Таблица3.C"/>
          <table:table-row>
            <table:table-cell table:style-name="Таблица3.A1" office:value-type="string">
              <text:p text:style-name="Standard"><text:span text:style-name="T4">Сосок</text:span><text:bookmark text:name="ПраваяСосок"/>:</text:p>
              <text:p text:style-name="Standard"><text:span text:style-name="T4">Млечные протоки</text:span><text:span text:style-name="T2">:</text:span> <text:drop-down text:name="млечные потоки"><text:label text:value="не расширены"/><text:label text:value="расширены"/>не расширены</text:drop-down></text:p>
              <text:p text:style-name="Standard"><text:span text:style-name="T4">Структура</text:span>: сочетание жировой и железистой ткани</text:p>
              <text:p text:style-name="Standard"><text:span text:style-name="T4">Преобладание</text:span>: <text:bookmark text:name="ПраваяПреобладаниеТк"/><text:drop-down text:name="Перобладание"><text:label text:value="жировой ткани"/><text:label text:value="желлезистой ткани"/>жировой ткани</text:drop-down></text:p>
              <text:p text:style-name="Standard"><text:span text:style-name="T4">Образования</text:span><text:span text:style-name="T2">:</text:span></text:p>
              <text:p text:style-name="Standard"><text:span text:style-name="T4">Региональные лимфы</text:span>: <text:drop-down text:name="лимфы"><text:label text:value="не увеличены"/><text:label text:value="увеличены"/>не увеличены</text:drop-down> <text:bookmark text:name="ПраваяРегЛимфы"/></text:p>
              <text:p text:style-name="Standard"/>
            </table:table-cell>
            <table:table-cell table:style-name="Таблица3.A1" office:value-type="string">
              <text:p text:style-name="Table_20_Contents"/>
            </table:table-cell>
            <table:table-cell table:style-name="Таблица3.A1" office:value-type="string">
              <text:p text:style-name="Standard"><text:span text:style-name="T4">Сосок</text:span><text:bookmark text:name="ПраваяСосок1"/>:</text:p>
              <text:p text:style-name="Standard"><text:span text:style-name="T4">Млечные протоки</text:span><text:span text:style-name="T2">:</text:span> <text:drop-down text:name="млечные потоки"><text:label text:value="не расширены"/><text:label text:value="расширены"/>не расширены</text:drop-down></text:p>
              <text:p text:style-name="Standard"><text:span text:style-name="T4">Структура</text:span>: сочетание жировой и железистой ткани</text:p>
              <text:p text:style-name="Standard"><text:span text:style-name="T4">Преобладание</text:span>: <text:bookmark text:name="ПраваяПреобладаниеТк1"/><text:drop-down text:name="Перобладание"><text:label text:value="жировой ткани"/><text:label text:value="желлезистой ткани"/>жировой ткани</text:drop-down></text:p>
              <text:p text:style-name="Standard"><text:span text:style-name="T4">Образования</text:span><text:span text:style-name="T2">:</text:span></text:p>
              <text:p text:style-name="Standard"><text:span text:style-name="T4">Региональные лимфы</text:span>: <text:drop-down text:name="лимфы"><text:label text:value="не увеличены"/><text:label text:value="увеличены"/>не увеличены</text:drop-down> <text:bookmark text:name="ПраваяРегЛимфы1"/></text:p>
              <text:p text:style-name="Standard"/>
            </table:table-cell>
          </table:table-row>
        </table:table>
        <text:p text:style-name="P5"><text:span text:style-name="T4">Заключение</text:span>:</text:p>
        <text:p text:style-name="P5"/>
        <text:p text:style-name="P5"/>
        <text:p text:style-name="P7">Поля для модификации:</text:p>
        <text:p text:style-name="Standard"><text:span text:style-name="T2">Аппарат </text:span><text:span text:style-name="T2"><text:variable-input text:name="00081090" text:description="" office:value-type="string">Аппарат</text:variable-input></text:span><text:span text:style-name="T2"> </text:span><text:span text:style-name="T1">Modality</text:span><text:span text:style-name="T2">:</text:span><text:span text:style-name="T2"><text:drop-down text:name="00080060"><text:label text:value="OT"/><text:label text:value="CR"/><text:label text:value="ES"/><text:label text:value="MG"/><text:label text:value="US"/>OT</text:drop-down></text:span><text:span text:style-name="T2"> </text:span><text:span text:style-name="T2">Пол: </text:span><text:span text:style-name="T2"><text:drop-down text:name="00100040"><text:label text:value="М"/><text:label text:value="Ж"/>М</text:drop-down></text:span><text:span text:style-name="T2"> Дата рождения: </text:span><text:span text:style-name="T2"><text:variable-set text:name="00100030" office:value-type="string">NULL</text:variable-set></text:span></text:p>
      </text:section>
      <text:p text:style-name="Standard"><draw:control text:anchor-type="paragraph" draw:z-index="0" draw:style-name="gr1" draw:text-style-name="P9" svg:width="3.664cm" svg:height="1.119cm" svg:x="0.115cm" svg:y="0.305cm" draw:control="control1"/><draw:control text:anchor-type="paragraph" draw:z-index="1" draw:style-name="gr1" draw:text-style-name="P10" svg:width="11.101cm" svg:height="2.04cm" svg:x="4.071cm" svg:y="0.196cm" draw:control="control2"/></text:p>
      <text:p text:style-name="Standard"/>
      <text:p text:style-name="Standard"/>
      <text:p text:style-name="Standard"/>
      <text:p text:style-name="Standard"/>
      <text:p text:style-name="P5">Сервисные аттрибуты:</text:p>
      <text:p text:style-name="Standard"><text:span text:style-name="T2">Внутренний номер исследования</text:span><text:span text:style-name="T1">: </text:span><text:span text:style-name="T1"><text:variable-set text:name="ID" office:value-type="string">NULL</text:variable-set></text:span></text:p>
      <text:p text:style-name="P1">study UID:<text:variable-set text:name="0020000D" office:value-type="string">NULL</text:variable-set></text:p>
      <text:p text:style-name="P1">Study Series UID:<text:variable-set text:name="0020000E" office:value-type="string">NULL</text:variable-set></text:p>
      <text:p text:style-name="Standard"><text:span text:style-name="T1">study Date:</text:span><text:span text:style-name="T1"><text:variable-set text:name="00080020" office:value-type="string">NULL</text:variable-set></text:span><text:span text:style-name="T1"> study ID: </text:span><text:span text:style-name="T1"><text:variable-set text:name="00200010" office:value-type="string">NULL</text:variable-set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 2" svg:font-family="'Wingdings 2'" style:font-charset="x-symbol"/>
    <style:font-face style:name="Tahoma1" svg:font-family="Tahoma"/>
    <style:font-face style:name="Times New Roman1" svg:font-family="'Times New Roman'"/>
    <style:font-face style:name="a FuturaRound" svg:font-family="'a FuturaRound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37H33M39S</meta:editing-duration>
    <meta:editing-cycles>56</meta:editing-cycles>
    <meta:generator>OpenOffice.org/3.2$Win32 OpenOffice.org_project/320m12$Build-9483</meta:generator>
    <dc:date>2011-02-09T16:47:14.15</dc:date>
    <dc:creator>Dmitry Derenok</dc:creator>
    <meta:document-statistic meta:table-count="3" meta:image-count="3" meta:object-count="0" meta:page-count="1" meta:paragraph-count="33" meta:word-count="109" meta:character-count="852"/>
    <meta:user-defined meta:name="Info 1"/>
    <meta:user-defined meta:name="Info 2"/>
    <meta:user-defined meta:name="Info 3"/>
    <meta:user-defined meta:name="Info 4"/>
  </office:meta>
</office:document-meta>
</file>